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table-cell-properties style:vertical-align="middle" fo:background-color="transparent" style:cell-protect="none"/>
    </style:style>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hin solid #000000" style:vertical-align="middle" fo:wrap-option="wrap" fo:background-color="transparent" style:cell-protect="none"/>
    </style:style>
    <style:style style:name="ce4"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5"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6"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7"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8"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9" style:family="table-cell" style:parent-style-name="Default" style:data-style-name="N0">
      <style:table-cell-properties fo:border="thin solid #000000" style:vertical-align="middle" fo:background-color="transparent" style:cell-protect="none"/>
    </style:style>
    <style:style style:name="ce1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1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4"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0">
      <style:table-cell-properties style:vertical-align="automatic" fo:background-color="transparent" style:cell-protect="none"/>
    </style:style>
    <style:style style:name="ce1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1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color="#000000" fo:font-weight="bold" style:font-weight-asian="bold" style:font-weight-complex="bold"/>
    </style:style>
    <style:style style:name="ce18" style:family="table-cell" style:parent-style-name="Default" style:data-style-name="N0">
      <style:table-cell-properties fo:border="thin solid #000000" style:vertical-align="middle" style:cell-protect="none"/>
    </style:style>
    <style:style style:name="ce19" style:family="table-cell" style:parent-style-name="Default" style:data-style-name="N0">
      <style:table-cell-properties fo:border="thin solid #000000" style:vertical-align="middle" style:cell-protect="none"/>
    </style:style>
    <style:style style:name="ce20"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21" style:family="table-cell" style:parent-style-name="Default" style:data-style-name="N59">
      <style:table-cell-properties fo:border="thin solid #000000" style:vertical-align="middle" fo:wrap-option="wrap" style:cell-protect="none" style:repeat-content="false"/>
      <style:paragraph-properties fo:text-align="end" fo:margin-right="0cm"/>
    </style:style>
    <style:style style:name="ce22" style:family="table-cell" style:parent-style-name="Default" style:data-style-name="N3">
      <style:table-cell-properties fo:border="thin solid #000000" style:vertical-align="middle" fo:background-color="#C0C0C0" style:cell-protect="protected" style:repeat-content="false"/>
      <style:paragraph-properties fo:text-align="end" fo:margin-right="0cm"/>
    </style:style>
    <style:style style:name="ce23"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24" style:family="table-cell" style:parent-style-name="Default" style:data-style-name="N0">
      <style:table-cell-properties fo:border="thin solid #000000" style:vertical-align="middle" fo:background-color="#C0C0C0" style:cell-protect="protected" style:repeat-content="false"/>
      <style:paragraph-properties fo:text-align="end" fo:margin-right="0cm"/>
    </style:style>
    <style:style style:name="ce25"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26" style:family="table-cell" style:parent-style-name="Default" style:data-style-name="N3">
      <style:table-cell-properties fo:border="thin solid #000000" style:vertical-align="middle" fo:background-color="#969696" style:cell-protect="protected" style:repeat-content="false"/>
      <style:paragraph-properties fo:text-align="end" fo:margin-right="0cm"/>
    </style:style>
    <style:style style:name="ce27"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28"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29"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30" style:family="table-cell" style:parent-style-name="Default" style:data-style-name="N58">
      <style:table-cell-properties fo:border="thin solid #000000" style:vertical-align="middle" fo:background-color="#FFFFFF" style:cell-protect="none" style:repeat-content="false"/>
      <style:paragraph-properties fo:text-align="end" fo:margin-right="0cm"/>
    </style:style>
    <style:style style:name="ce31"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32" style:family="table-cell" style:parent-style-name="Default" style:data-style-name="N0">
      <style:table-cell-properties fo:border="thin solid #000000" style:vertical-align="middle" fo:background-color="#FFFFFF" style:cell-protect="none"/>
    </style:style>
    <style:style style:name="ce33" style:family="table-cell" style:parent-style-name="Default" style:data-style-name="N0">
      <style:text-properties fo:color="#000000"/>
    </style:style>
    <style:style style:name="ce34" style:family="table-cell" style:parent-style-name="Default" style:data-style-name="N0">
      <style:table-cell-properties fo:border="thin solid #000000" style:vertical-align="middle" fo:background-color="#FFFFFF" style:cell-protect="none"/>
    </style:style>
    <style:style style:name="ce3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thin solid #000000"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op="thin solid #000000" fo:border-bottom="thin solid #000000"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fo:border-top="thin solid #000000" fo:border-bottom="none"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2" style:family="table-cell" style:parent-style-name="Default" style:data-style-name="N0">
      <style:table-cell-properties fo:border-top="thin solid #000000" fo:border-bottom="none"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3"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4"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7"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8"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fo:border-top="none" fo:border-bottom="none" fo:border-left="thin solid #000000" fo:border-right="thin solid #000000" style:vertical-align="automatic" fo:background-color="transparent" style:cell-protect="protected"/>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automatic" fo:background-color="transparent" style:cell-protect="protected"/>
      <style:text-properties fo:font-weight="bold" style:font-weight-asian="bold" style:font-weight-complex="bold"/>
    </style:style>
    <style:style style:name="ce51" style:family="table-cell" style:parent-style-name="Default" style:data-style-name="N0">
      <style:table-cell-properties fo:border-top="thin solid #000000" fo:border-bottom="none"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52" style:family="table-cell" style:parent-style-name="Default" style:data-style-name="N0">
      <style:table-cell-properties fo:border-top="thin solid #000000" fo:border-bottom="none"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fo:border-top="thin solid #000000" fo:border-bottom="none"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54"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fo:border-top="thin solid #000000" fo:border-bottom="thin solid #000000" fo:border-left="none"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57"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58"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59"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60"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o1" style:family="table-column">
      <style:table-column-properties fo:break-before="auto" style:column-width="5.60916666666667cm"/>
    </style:style>
    <style:style style:name="co2" style:family="table-column">
      <style:table-column-properties fo:break-before="auto" style:column-width="3.571875cm"/>
    </style:style>
    <style:style style:name="co3" style:family="table-column">
      <style:table-column-properties fo:break-before="auto" style:column-width="2.48708333333333cm"/>
    </style:style>
    <style:style style:name="co4" style:family="table-column">
      <style:table-column-properties fo:break-before="auto" style:column-width="3.04270833333333cm"/>
    </style:style>
    <style:style style:name="co5" style:family="table-column">
      <style:table-column-properties fo:break-before="auto" style:column-width="2.64583333333333cm"/>
    </style:style>
    <style:style style:name="co6" style:family="table-column">
      <style:table-column-properties fo:break-before="auto" style:column-width="3.70416666666667cm"/>
    </style:style>
    <style:style style:name="co7" style:family="table-column">
      <style:table-column-properties fo:break-before="auto" style:column-width="4.55083333333333cm"/>
    </style:style>
    <style:style style:name="co8" style:family="table-column">
      <style:table-column-properties fo:break-before="auto" style:column-width="4.94770833333333cm"/>
    </style:style>
    <style:style style:name="co9" style:family="table-column">
      <style:table-column-properties fo:break-before="auto" style:column-width="4.28625cm"/>
    </style:style>
    <style:style style:name="co10"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61" style:family="table-cell" style:parent-style-name="Default" style:data-style-name="N59">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1" style:base-cell-address="SEPTEMBER_2014.E4"/>
    </style:style>
    <style:style style:name="ce62" style:family="table-cell" style:parent-style-name="Default" style:data-style-name="N0">
      <style:table-cell-properties fo:border="thin solid #000000" style:vertical-align="middle" style:cell-protect="none"/>
      <style:map style:condition="is-true-formula(msoxl:AND(NOT(ISBLANK($A3)),ISBLANK(B5)))" style:apply-style-name="cf2" style:base-cell-address="SEPTEMBER_2014.B5"/>
    </style:style>
    <style:style style:name="ce63" style:family="table-cell" style:parent-style-name="Default" style:data-style-name="N0">
      <style:table-cell-properties fo:border="thin solid #000000" style:vertical-align="middle" style:cell-protect="none"/>
      <style:map style:condition="is-true-formula(msoxl:AND(NOT(ISBLANK($A4)),ISBLANK(B4)))" style:apply-style-name="cf1" style:base-cell-address="SEPTEMBER_2014.B4"/>
    </style:style>
    <style:style style:name="ce6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1" style:base-cell-address="SEPTEMBER_2014.D4"/>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R11)),ISBLANK(S11)))" style:apply-style-name="cf1" style:base-cell-address="SEPTEMBER_2014.S11"/>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S11)),ISBLANK(R11)))" style:apply-style-name="cf1" style:base-cell-address="SEPTEMBER_2014.R11"/>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W11)),ISBLANK(V11)))" style:apply-style-name="cf1" style:base-cell-address="SEPTEMBER_2014.V11"/>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V11)),ISBLANK(W11)))" style:apply-style-name="cf1" style:base-cell-address="SEPTEMBER_2014.W11"/>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Y11)),ISBLANK(X11)))" style:apply-style-name="cf1" style:base-cell-address="SEPTEMBER_2014.X11"/>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X11)),ISBLANK(Y11)))" style:apply-style-name="cf1" style:base-cell-address="SEPTEMBER_2014.Y11"/>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U11)),ISBLANK(T11)))" style:apply-style-name="cf1" style:base-cell-address="SEPTEMBER_2014.T11"/>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T11)),ISBLANK(U11)))" style:apply-style-name="cf1" style:base-cell-address="SEPTEMBER_2014.U11"/>
    </style:style>
    <style:style style:name="ce7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D11)),ISBLANK(E11)))" style:apply-style-name="cf1" style:base-cell-address="SEPTEMBER_2014.E11"/>
    </style:style>
    <style:style style:name="ce7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G11)),ISBLANK(F11)))" style:apply-style-name="cf1" style:base-cell-address="SEPTEMBER_2014.F11"/>
    </style:style>
    <style:style style:name="ce7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F11)),ISBLANK(G11)))" style:apply-style-name="cf1" style:base-cell-address="SEPTEMBER_2014.G11"/>
    </style:style>
    <style:style style:name="ce7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I11)),ISBLANK(H11)))" style:apply-style-name="cf1" style:base-cell-address="SEPTEMBER_2014.H11"/>
    </style:style>
    <style:style style:name="ce7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H11)),ISBLANK(I11)))" style:apply-style-name="cf1" style:base-cell-address="SEPTEMBER_2014.I11"/>
    </style:style>
    <style:style style:name="ce78" style:family="table-cell" style:parent-style-name="Default" style:data-style-name="N0">
      <style:table-cell-properties fo:border="thin solid #000000" style:vertical-align="middle" fo:wrap-option="wrap" fo:background-color="transparent" style:cell-protect="none"/>
      <style:map style:condition="is-true-formula(msoxl:AND(NOT(ISBLANK($A11)),ISBLANK(B11)))" style:apply-style-name="cf1" style:base-cell-address="SEPTEMBER_2014.B11"/>
    </style:style>
    <style:style style:name="ce79" style:family="table-cell" style:parent-style-name="Default" style:data-style-name="N0">
      <style:table-cell-properties fo:border="thin solid #000000" style:vertical-align="middle" style:cell-protect="none"/>
      <style:map style:condition="is-true-formula(msoxl:AND(NOT(ISBLANK(A4)),ISBLANK(C4)))" style:apply-style-name="cf1" style:base-cell-address="SEPTEMBER_2014.C4"/>
    </style:style>
    <style:style style:name="ce80" style:family="table-cell" style:parent-style-name="Default" style:data-style-name="N0">
      <style:table-cell-properties fo:border="thin solid #000000" style:vertical-align="middle" style:cell-protect="none"/>
      <style:map style:condition="is-true-formula(msoxl:AND(NOT(ISBLANK(A4)),ISBLANK(C4)))" style:apply-style-name="cf1" style:base-cell-address="SEPTEMBER_2014.C4"/>
    </style:style>
    <style:style style:name="ce81" style:family="table-cell" style:parent-style-name="Default" style:data-style-name="N0">
      <style:table-cell-properties fo:border="thin solid #000000" style:vertical-align="middle" fo:wrap-option="wrap" fo:background-color="transparent" style:cell-protect="none"/>
      <style:map style:condition="is-true-formula(msoxl:AND(NOT(ISBLANK(A11)),ISBLANK(C11)))" style:apply-style-name="cf1" style:base-cell-address="SEPTEMBER_2014.C11"/>
    </style:style>
    <style:style style:name="ce8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E11)),ISBLANK(D11)))" style:apply-style-name="cf1" style:base-cell-address="SEPTEMBER_2014.D11"/>
    </style:style>
    <style:style style:name="ce8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M11)),ISBLANK(L11)))" style:apply-style-name="cf1" style:base-cell-address="SEPTEMBER_2014.L11"/>
    </style:style>
    <style:style style:name="ce8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J11)),ISBLANK(K11)))" style:apply-style-name="cf1" style:base-cell-address="SEPTEMBER_2014.K11"/>
    </style:style>
    <style:style style:name="ce8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L11)),ISBLANK(M11)))" style:apply-style-name="cf1" style:base-cell-address="SEPTEMBER_2014.M11"/>
    </style:style>
    <style:style style:name="ce8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O11)),ISBLANK(N11)))" style:apply-style-name="cf1" style:base-cell-address="SEPTEMBER_2014.N11"/>
    </style:style>
    <style:style style:name="ce8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K11)),ISBLANK(J11)))" style:apply-style-name="cf1" style:base-cell-address="SEPTEMBER_2014.J11"/>
    </style:style>
    <style:style style:name="ce8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N11)),ISBLANK(O11)))" style:apply-style-name="cf1" style:base-cell-address="SEPTEMBER_2014.O11"/>
    </style:style>
  </office:automatic-styles>
  <office:body>
    <office:spreadsheet>
      <table:calculation-settings table:case-sensitive="false" table:search-criteria-must-apply-to-whole-cell="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cell-content-is-decimal-number() and cell-content()&gt;0">
          <table:help-message table:display="true"/>
          <table:error-message table:display="true"/>
        </table:content-validation>
        <table:content-validation table:name="val3" table:condition="cell-content-is-decimal-number() and cell-content()&gt;=0">
          <table:help-message table:display="true"/>
          <table:error-message table:display="true"/>
        </table:content-validation>
      </table:content-validations>
      <table:table table:name="SEPTEMBER_2014" table:style-name="ta1" table:print-ranges="SEPTEMBER_2014.A1:SEPTEMBER_2014.AO21">
        <table:table-column table:style-name="co1" table:default-cell-style-name="ce2"/>
        <table:table-column table:style-name="co2" table:number-columns-repeated="2" table:default-cell-style-name="ce2"/>
        <table:table-column table:style-name="co3" table:number-columns-repeated="14" table:default-cell-style-name="ce15"/>
        <table:table-column table:style-name="co4" table:number-columns-repeated="10" table:default-cell-style-name="ce15"/>
        <table:table-column table:style-name="co5" table:number-columns-repeated="2" table:default-cell-style-name="ce2"/>
        <table:table-column table:style-name="co6" table:number-columns-repeated="7"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number-columns-repeated="16343" table:default-cell-style-name="ce2"/>
        <table:table-row table:style-name="ro1">
          <table:table-cell office:value-type="string" table:number-columns-spanned="1" table:number-rows-spanned="3" table:content-validation-name="val1" table:style-name="ce46">
            <text:p>Organisation name</text:p>
          </table:table-cell>
          <table:table-cell office:value-type="string" table:number-columns-spanned="1" table:number-rows-spanned="3" table:content-validation-name="val1" table:style-name="ce46">
            <text:p>Organisation<text:s/></text:p>
            <text:p>type</text:p>
          </table:table-cell>
          <table:table-cell office:value-type="string" table:number-columns-spanned="1" table:number-rows-spanned="3" table:content-validation-name="val1" table:style-name="ce46">
            <text:p>Main, parent or<text:s/></text:p>
            <text:p>sponsoring department:<text:s/></text:p>
          </table:table-cell>
          <table:table-cell office:value-type="string" table:number-columns-spanned="14" table:number-rows-spanned="1" table:style-name="ce46">
            <text:p>Payroll staff</text:p>
          </table:table-cell>
          <table:covered-table-cell table:number-columns-repeated="13"/>
          <table:table-cell office:value-type="string" table:number-columns-spanned="10" table:number-rows-spanned="1" table:content-validation-name="val1" table:style-name="ce59">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60">
            <text:p>Grand Total<text:s/></text:p>
            <text:p>(workforce numbers)</text:p>
          </table:table-cell>
          <table:covered-table-cell/>
          <table:table-cell office:value-type="string" table:number-columns-spanned="7" table:number-rows-spanned="1" table:style-name="ce59">
            <text:p>Payroll staff costs</text:p>
          </table:table-cell>
          <table:covered-table-cell table:number-columns-repeated="6"/>
          <table:table-cell office:value-type="string" table:number-columns-spanned="3" table:number-rows-spanned="1" table:style-name="ce59">
            <text:p>Non-Payroll staff (contingent labour/consultancy - CCL) costs</text:p>
          </table:table-cell>
          <table:covered-table-cell table:number-columns-repeated="2"/>
          <table:table-cell office:value-type="string" table:number-columns-spanned="1" table:number-rows-spanned="3" table:style-name="ce60">
            <text:p>Grand Total paybill/staffing (payroll and non-payroll) costs</text:p>
          </table:table-cell>
          <table:table-cell office:value-type="string" table:number-columns-spanned="1" table:number-rows-spanned="3" table:content-validation-name="val1" table:style-name="ce46">
            <text:p>Comments and not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2">
          <table:covered-table-cell/>
          <table:covered-table-cell/>
          <table:covered-table-cell/>
          <table:table-cell office:value-type="string" table:number-columns-spanned="2" table:number-rows-spanned="1" table:style-name="ce46">
            <text:p>Admin officers/admin assistants</text:p>
          </table:table-cell>
          <table:covered-table-cell/>
          <table:table-cell office:value-type="string" table:number-columns-spanned="2" table:number-rows-spanned="1" table:style-name="ce46">
            <text:p>Executive Officers</text:p>
          </table:table-cell>
          <table:covered-table-cell/>
          <table:table-cell office:value-type="string" table:number-columns-spanned="2" table:number-rows-spanned="1" table:style-name="ce46">
            <text:p>Higher Executive Officers/Senior Executive Officers</text:p>
          </table:table-cell>
          <table:covered-table-cell/>
          <table:table-cell office:value-type="string" table:number-columns-spanned="2" table:number-rows-spanned="1" table:style-name="ce46">
            <text:p>Grade 6/7</text:p>
          </table:table-cell>
          <table:covered-table-cell/>
          <table:table-cell office:value-type="string" table:number-columns-spanned="2" table:number-rows-spanned="1" table:style-name="ce46">
            <text:p>Senior Civil Service</text:p>
          </table:table-cell>
          <table:covered-table-cell/>
          <table:table-cell office:value-type="string" table:number-columns-spanned="2" table:number-rows-spanned="1" table:style-name="ce46">
            <text:p>Other, unknown, or unspecified</text:p>
          </table:table-cell>
          <table:covered-table-cell/>
          <table:table-cell office:value-type="string" table:number-columns-spanned="2" table:number-rows-spanned="1" table:content-validation-name="val1" table:style-name="ce46">
            <text:p>Total</text:p>
            <text:p>Employees</text:p>
          </table:table-cell>
          <table:covered-table-cell/>
          <table:table-cell office:value-type="string" table:number-columns-spanned="2" table:number-rows-spanned="1" table:style-name="ce46">
            <text:p>Agency staff<text:s/></text:p>
            <text:p>(clerical/admin)</text:p>
          </table:table-cell>
          <table:covered-table-cell/>
          <table:table-cell office:value-type="string" table:number-columns-spanned="2" table:number-rows-spanned="1" table:style-name="ce59">
            <text:p>Interim managers</text:p>
          </table:table-cell>
          <table:covered-table-cell/>
          <table:table-cell office:value-type="string" table:number-columns-spanned="2" table:number-rows-spanned="1" table:style-name="ce59">
            <text:p>Specialist Contractors</text:p>
          </table:table-cell>
          <table:covered-table-cell/>
          <table:table-cell office:value-type="string" table:number-columns-spanned="2" table:number-rows-spanned="1" table:style-name="ce59">
            <text:p>Consultants/consultancy</text:p>
          </table:table-cell>
          <table:covered-table-cell/>
          <table:table-cell office:value-type="string" table:number-columns-spanned="2" table:number-rows-spanned="1" table:style-name="ce46">
            <text:p>Total</text:p>
          </table:table-cell>
          <table:covered-table-cell/>
          <table:covered-table-cell/>
          <table:covered-table-cell/>
          <table:table-cell office:value-type="string" table:number-columns-spanned="1" table:number-rows-spanned="2" table:style-name="ce46">
            <text:p>Salary</text:p>
          </table:table-cell>
          <table:table-cell office:value-type="string" table:number-columns-spanned="1" table:number-rows-spanned="2" table:style-name="ce46">
            <text:p>Allowances</text:p>
          </table:table-cell>
          <table:table-cell office:value-type="string" table:number-columns-spanned="1" table:number-rows-spanned="2" table:style-name="ce46">
            <text:p>Non-consolidated performance payments</text:p>
          </table:table-cell>
          <table:table-cell office:value-type="string" table:number-columns-spanned="1" table:number-rows-spanned="2" table:style-name="ce46">
            <text:p>Overtime</text:p>
          </table:table-cell>
          <table:table-cell office:value-type="string" table:number-columns-spanned="1" table:number-rows-spanned="2" table:style-name="ce46">
            <text:p>Employer pension contributions</text:p>
          </table:table-cell>
          <table:table-cell office:value-type="string" table:number-columns-spanned="1" table:number-rows-spanned="2" table:style-name="ce46">
            <text:p>Employer national insurance contributions</text:p>
          </table:table-cell>
          <table:table-cell office:value-type="string" table:number-columns-spanned="1" table:number-rows-spanned="2" table:style-name="ce46">
            <text:p>Total paybill for payroll staff</text:p>
          </table:table-cell>
          <table:table-cell office:value-type="string" table:number-columns-spanned="1" table:number-rows-spanned="2" table:style-name="ce46">
            <text:p>Total cost of contingent labour: agency (clerical and admin) staff, interim managers and specialist contractors</text:p>
          </table:table-cell>
          <table:table-cell office:value-type="string" table:number-columns-spanned="1" table:number-rows-spanned="2" table:style-name="ce46">
            <text:p>Total cost of consultants/</text:p>
            <text:p>consultancy</text:p>
          </table:table-cell>
          <table:table-cell office:value-type="string" table:number-columns-spanned="1" table:number-rows-spanned="2" table:style-name="ce46">
            <text:p>Total non-payroll (CCL) staff costs</text:p>
          </table:table-cell>
          <table:covered-table-cell/>
          <table:covered-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3">
          <table:covered-table-cell/>
          <table:covered-table-cell/>
          <table:covered-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content-validation-name="val1" table:style-name="ce17">
            <text:p>Headcount</text:p>
          </table:table-cell>
          <table:table-cell office:value-type="string" table:content-validation-name="val1" table:style-name="ce1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18">
            <text:p>Department for Education</text:p>
          </table:table-cell>
          <table:table-cell office:value-type="string" table:style-name="ce63">
            <text:p>Ministerial Department</text:p>
          </table:table-cell>
          <table:table-cell office:value-type="string" table:style-name="ce79">
            <text:p>Department for Education</text:p>
          </table:table-cell>
          <table:table-cell office:value-type="float" office:value="107" table:style-name="ce64">
            <text:p>107</text:p>
          </table:table-cell>
          <table:table-cell office:value-type="float" office:value="97.79" table:style-name="ce61">
            <text:p>97.8</text:p>
          </table:table-cell>
          <table:table-cell office:value-type="float" office:value="452" table:style-name="ce64">
            <text:p>452</text:p>
          </table:table-cell>
          <table:table-cell office:value-type="float" office:value="431.36" table:style-name="ce61">
            <text:p>431.4</text:p>
          </table:table-cell>
          <table:table-cell office:value-type="float" office:value="927" table:style-name="ce64">
            <text:p>927</text:p>
          </table:table-cell>
          <table:table-cell office:value-type="float" office:value="894.18" table:style-name="ce61">
            <text:p>894.2</text:p>
          </table:table-cell>
          <table:table-cell office:value-type="float" office:value="673" table:style-name="ce64">
            <text:p>673</text:p>
          </table:table-cell>
          <table:table-cell office:value-type="float" office:value="642.05999999999995" table:style-name="ce61">
            <text:p>642.1</text:p>
          </table:table-cell>
          <table:table-cell office:value-type="float" office:value="97" table:style-name="ce64">
            <text:p>97</text:p>
          </table:table-cell>
          <table:table-cell office:value-type="float" office:value="93.31" table:style-name="ce61">
            <text:p>93.3</text:p>
          </table:table-cell>
          <table:table-cell office:value-type="float" office:value="0" table:style-name="ce64">
            <text:p>0</text:p>
          </table:table-cell>
          <table:table-cell office:value-type="float" office:value="0" table:style-name="ce61">
            <text:p>0.0</text:p>
          </table:table-cell>
          <table:table-cell office:value-type="float" office:value="2256" table:formula="msoxl:=SUM(D4,F4,H4,J4,L4,N4)" table:content-validation-name="val1" table:style-name="ce22">
            <text:p>2,256</text:p>
          </table:table-cell>
          <table:table-cell office:value-type="float" office:value="2158.6999999999998" table:formula="msoxl:=SUM(E4,G4,I4,K4,M4,O4)" table:content-validation-name="val1" table:style-name="ce23">
            <text:p>2159</text:p>
          </table:table-cell>
          <table:table-cell office:value-type="float" office:value="48" table:style-name="ce64">
            <text:p>48</text:p>
          </table:table-cell>
          <table:table-cell office:value-type="float" office:value="33.909999999999997" table:style-name="ce61">
            <text:p>33.9</text:p>
          </table:table-cell>
          <table:table-cell office:value-type="float" office:value="1" table:style-name="ce64">
            <text:p>1</text:p>
          </table:table-cell>
          <table:table-cell office:value-type="float" office:value="1" table:style-name="ce61">
            <text:p>1.0</text:p>
          </table:table-cell>
          <table:table-cell office:value-type="float" office:value="4" table:style-name="ce64">
            <text:p>4</text:p>
          </table:table-cell>
          <table:table-cell office:value-type="float" office:value="4" table:style-name="ce61">
            <text:p>4.0</text:p>
          </table:table-cell>
          <table:table-cell office:value-type="float" office:value="0" table:style-name="ce64">
            <text:p>0</text:p>
          </table:table-cell>
          <table:table-cell office:value-type="float" office:value="0" table:style-name="ce61">
            <text:p>0.0</text:p>
          </table:table-cell>
          <table:table-cell office:value-type="float" office:value="53" table:formula="msoxl:=SUM(R4,T4,V4,X4,)" table:style-name="ce24">
            <text:p>53</text:p>
          </table:table-cell>
          <table:table-cell office:value-type="float" office:value="38.909999999999997" table:formula="msoxl:=SUM(S4,U4,W4,Y4)" table:style-name="ce25">
            <text:p>39</text:p>
          </table:table-cell>
          <table:table-cell office:value-type="float" office:value="2309" table:formula="msoxl:=P4+Z4" table:content-validation-name="val1" table:style-name="ce26">
            <text:p>2,309</text:p>
          </table:table-cell>
          <table:table-cell office:value-type="float" office:value="2197.6099999999997" table:formula="msoxl:=Q4+AA4" table:content-validation-name="val1" table:style-name="ce26">
            <text:p>2,198</text:p>
          </table:table-cell>
          <table:table-cell office:value-type="currency" office:value="8074379.299999998" table:content-validation-name="val3" table:style-name="ce27">
            <text:p>£8,074,379.30</text:p>
          </table:table-cell>
          <table:table-cell office:value-type="currency" office:value="0" table:content-validation-name="val3" table:style-name="ce28">
            <text:p>£0.00</text:p>
          </table:table-cell>
          <table:table-cell office:value-type="currency" office:value="-7261.25" table:content-validation-name="val3" table:style-name="ce28">
            <text:p>-£7,261.25</text:p>
          </table:table-cell>
          <table:table-cell office:value-type="currency" office:value="37437.179999999993" table:content-validation-name="val3" table:style-name="ce28">
            <text:p>£37,437.18</text:p>
          </table:table-cell>
          <table:table-cell office:value-type="currency" office:value="1562803.65" table:content-validation-name="val3" table:style-name="ce28">
            <text:p>£1,562,803.65</text:p>
          </table:table-cell>
          <table:table-cell office:value-type="currency" office:value="693798.58000000007" table:content-validation-name="val3" table:style-name="ce28">
            <text:p>£693,798.58</text:p>
          </table:table-cell>
          <table:table-cell office:value-type="currency" office:value="10361157.459999997" table:formula="msoxl:=SUM(AD4:AI4)" table:style-name="ce29">
            <text:p>£10,361,157.46</text:p>
          </table:table-cell>
          <table:table-cell office:value-type="currency" office:value="306684.43" table:content-validation-name="val3" table:style-name="ce30">
            <text:p>£306,684.43</text:p>
          </table:table-cell>
          <table:table-cell office:value-type="currency" office:value="280439.64" table:content-validation-name="val3" table:style-name="ce30">
            <text:p>£280,439.64</text:p>
          </table:table-cell>
          <table:table-cell office:value-type="currency" office:value="587124.07000000007" table:formula="msoxl:=SUM(AK4:AL4)" table:style-name="ce31">
            <text:p>£587,124.07</text:p>
          </table:table-cell>
          <table:table-cell office:value-type="currency" office:value="10948281.529999997" table:formula="msoxl:=SUM(AM4,AJ4)" table:style-name="ce31">
            <text:p>£10,948,281.53</text:p>
          </table:table-cell>
          <table:table-cell office:value-type="string" table:content-validation-name="val1" table:style-name="ce32">
            <text:p>Please note "Specialist Contractors" data reflect those engagements through the Capita Managed Service Provider Framework only and not any engagements outside of that Framework. Not able to split by interims or specialist contractors. Data provided directly by Capita as part of Management Information collection. <text:s/>In previous monthly workforce MI returns, only Hays agency staff were recorded. <text:s/>From April 2012 onwards, agency staff from both Reed and Hays will be record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18">
            <text:p>Education Funding Agency<text:s/></text:p>
          </table:table-cell>
          <table:table-cell office:value-type="string" table:style-name="ce62">
            <text:p>Executive Agency</text:p>
          </table:table-cell>
          <table:table-cell office:value-type="string" table:style-name="ce80">
            <text:p>Department for Education</text:p>
          </table:table-cell>
          <table:table-cell office:value-type="float" office:value="24" table:style-name="ce64">
            <text:p>24</text:p>
          </table:table-cell>
          <table:table-cell office:value-type="float" office:value="21.99" table:style-name="ce61">
            <text:p>22.0</text:p>
          </table:table-cell>
          <table:table-cell office:value-type="float" office:value="84" table:style-name="ce64">
            <text:p>84</text:p>
          </table:table-cell>
          <table:table-cell office:value-type="float" office:value="81" table:style-name="ce61">
            <text:p>81.0</text:p>
          </table:table-cell>
          <table:table-cell office:value-type="float" office:value="314" table:style-name="ce64">
            <text:p>314</text:p>
          </table:table-cell>
          <table:table-cell office:value-type="float" office:value="305.07" table:style-name="ce61">
            <text:p>305.1</text:p>
          </table:table-cell>
          <table:table-cell office:value-type="float" office:value="326" table:style-name="ce64">
            <text:p>326</text:p>
          </table:table-cell>
          <table:table-cell office:value-type="float" office:value="318.88" table:style-name="ce61">
            <text:p>318.9</text:p>
          </table:table-cell>
          <table:table-cell office:value-type="float" office:value="31" table:style-name="ce64">
            <text:p>31</text:p>
          </table:table-cell>
          <table:table-cell office:value-type="float" office:value="30.28" table:style-name="ce61">
            <text:p>30.3</text:p>
          </table:table-cell>
          <table:table-cell office:value-type="float" office:value="0" table:style-name="ce64">
            <text:p>0</text:p>
          </table:table-cell>
          <table:table-cell office:value-type="float" office:value="0" table:style-name="ce61">
            <text:p>0.0</text:p>
          </table:table-cell>
          <table:table-cell office:value-type="float" office:value="779" table:formula="msoxl:=SUM(D5,F5,H5,J5,L5,N5)" table:content-validation-name="val1" table:style-name="ce22">
            <text:p>779</text:p>
          </table:table-cell>
          <table:table-cell office:value-type="float" office:value="757.22" table:formula="msoxl:=SUM(E5,G5,I5,K5,M5,O5)" table:content-validation-name="val1" table:style-name="ce23">
            <text:p>757</text:p>
          </table:table-cell>
          <table:table-cell office:value-type="float" office:value="26" table:style-name="ce64">
            <text:p>26</text:p>
          </table:table-cell>
          <table:table-cell office:value-type="float" office:value="26" table:style-name="ce61">
            <text:p>26.0</text:p>
          </table:table-cell>
          <table:table-cell office:value-type="float" office:value="0" table:style-name="ce64">
            <text:p>0</text:p>
          </table:table-cell>
          <table:table-cell office:value-type="float" office:value="0" table:style-name="ce61">
            <text:p>0.0</text:p>
          </table:table-cell>
          <table:table-cell office:value-type="float" office:value="197" table:style-name="ce64">
            <text:p>197</text:p>
          </table:table-cell>
          <table:table-cell office:value-type="float" office:value="188" table:style-name="ce61">
            <text:p>188.0</text:p>
          </table:table-cell>
          <table:table-cell office:value-type="float" office:value="0" table:style-name="ce64">
            <text:p>0</text:p>
          </table:table-cell>
          <table:table-cell office:value-type="float" office:value="0" table:style-name="ce61">
            <text:p>0.0</text:p>
          </table:table-cell>
          <table:table-cell office:value-type="float" office:value="223" table:formula="msoxl:=SUM(R5,T5,V5,X5,)" table:style-name="ce24">
            <text:p>223</text:p>
          </table:table-cell>
          <table:table-cell office:value-type="float" office:value="214" table:formula="msoxl:=SUM(S5,U5,W5,Y5)" table:style-name="ce25">
            <text:p>214</text:p>
          </table:table-cell>
          <table:table-cell office:value-type="float" office:value="1002" table:formula="msoxl:=P5+Z5" table:content-validation-name="val1" table:style-name="ce26">
            <text:p>1,002</text:p>
          </table:table-cell>
          <table:table-cell office:value-type="float" office:value="971.22" table:formula="msoxl:=Q5+AA5" table:content-validation-name="val1" table:style-name="ce26">
            <text:p>971</text:p>
          </table:table-cell>
          <table:table-cell office:value-type="currency" office:value="2488428.7000000002" table:content-validation-name="val3" table:style-name="ce27">
            <text:p>£2,488,428.70</text:p>
          </table:table-cell>
          <table:table-cell office:value-type="currency" office:value="0" table:content-validation-name="val3" table:style-name="ce28">
            <text:p>£0.00</text:p>
          </table:table-cell>
          <table:table-cell office:value-type="currency" office:value="0" table:content-validation-name="val3" table:style-name="ce28">
            <text:p>£0.00</text:p>
          </table:table-cell>
          <table:table-cell office:value-type="currency" office:value="0" table:content-validation-name="val3" table:style-name="ce28">
            <text:p>£0.00</text:p>
          </table:table-cell>
          <table:table-cell office:value-type="currency" office:value="596612.68999999994" table:content-validation-name="val3" table:style-name="ce28">
            <text:p>£596,612.69</text:p>
          </table:table-cell>
          <table:table-cell office:value-type="currency" office:value="261626.33" table:content-validation-name="val3" table:style-name="ce28">
            <text:p>£261,626.33</text:p>
          </table:table-cell>
          <table:table-cell office:value-type="currency" office:value="3346667.72" table:formula="msoxl:=SUM(AD5:AI5)" table:style-name="ce29">
            <text:p>£3,346,667.72</text:p>
          </table:table-cell>
          <table:table-cell office:value-type="currency" office:value="1736591.39" table:content-validation-name="val3" table:style-name="ce30">
            <text:p>£1,736,591.39</text:p>
          </table:table-cell>
          <table:table-cell office:value-type="currency" office:value="0" table:content-validation-name="val3" table:style-name="ce30">
            <text:p>£0.00</text:p>
          </table:table-cell>
          <table:table-cell office:value-type="currency" office:value="1736591.39" table:formula="msoxl:=SUM(AK5:AL5)" table:style-name="ce31">
            <text:p>£1,736,591.39</text:p>
          </table:table-cell>
          <table:table-cell office:value-type="currency" office:value="5083259.1100000003" table:formula="msoxl:=SUM(AM5,AJ5)" table:style-name="ce31">
            <text:p>£5,083,259.11</text:p>
          </table:table-cell>
          <table:table-cell table:style-name="ce3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18">
            <text:p>National College for Teaching and Leadership</text:p>
          </table:table-cell>
          <table:table-cell office:value-type="string" table:style-name="ce62">
            <text:p>Executive Agency</text:p>
          </table:table-cell>
          <table:table-cell office:value-type="string" table:style-name="ce80">
            <text:p>Department for Education</text:p>
          </table:table-cell>
          <table:table-cell office:value-type="float" office:value="19" table:style-name="ce64">
            <text:p>19</text:p>
          </table:table-cell>
          <table:table-cell office:value-type="float" office:value="18.62" table:style-name="ce61">
            <text:p>18.6</text:p>
          </table:table-cell>
          <table:table-cell office:value-type="float" office:value="82" table:style-name="ce64">
            <text:p>82</text:p>
          </table:table-cell>
          <table:table-cell office:value-type="float" office:value="76.94" table:style-name="ce61">
            <text:p>76.9</text:p>
          </table:table-cell>
          <table:table-cell office:value-type="float" office:value="123" table:style-name="ce64">
            <text:p>123</text:p>
          </table:table-cell>
          <table:table-cell office:value-type="float" office:value="115.56" table:style-name="ce61">
            <text:p>115.6</text:p>
          </table:table-cell>
          <table:table-cell office:value-type="float" office:value="71" table:style-name="ce64">
            <text:p>71</text:p>
          </table:table-cell>
          <table:table-cell office:value-type="float" office:value="68.39" table:style-name="ce61">
            <text:p>68.4</text:p>
          </table:table-cell>
          <table:table-cell office:value-type="float" office:value="14" table:style-name="ce64">
            <text:p>14</text:p>
          </table:table-cell>
          <table:table-cell office:value-type="float" office:value="14" table:style-name="ce61">
            <text:p>14.0</text:p>
          </table:table-cell>
          <table:table-cell office:value-type="float" office:value="0" table:style-name="ce64">
            <text:p>0</text:p>
          </table:table-cell>
          <table:table-cell office:value-type="float" office:value="0" table:style-name="ce61">
            <text:p>0.0</text:p>
          </table:table-cell>
          <table:table-cell office:value-type="float" office:value="309" table:formula="msoxl:=SUM(D6,F6,H6,J6,L6,N6)" table:content-validation-name="val1" table:style-name="ce22">
            <text:p>309</text:p>
          </table:table-cell>
          <table:table-cell office:value-type="float" office:value="293.51" table:formula="msoxl:=SUM(E6,G6,I6,K6,M6,O6)" table:content-validation-name="val1" table:style-name="ce23">
            <text:p>294</text:p>
          </table:table-cell>
          <table:table-cell office:value-type="float" office:value="12" table:style-name="ce64">
            <text:p>12</text:p>
          </table:table-cell>
          <table:table-cell office:value-type="float" office:value="10.4" table:style-name="ce61">
            <text:p>10.4</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12" table:formula="msoxl:=SUM(R6,T6,V6,X6,)" table:style-name="ce24">
            <text:p>12</text:p>
          </table:table-cell>
          <table:table-cell office:value-type="float" office:value="10.4" table:formula="msoxl:=SUM(S6,U6,W6,Y6)" table:style-name="ce25">
            <text:p>10</text:p>
          </table:table-cell>
          <table:table-cell office:value-type="float" office:value="321" table:formula="msoxl:=P6+Z6" table:content-validation-name="val1" table:style-name="ce26">
            <text:p>321</text:p>
          </table:table-cell>
          <table:table-cell office:value-type="float" office:value="303.90999999999997" table:formula="msoxl:=Q6+AA6" table:content-validation-name="val1" table:style-name="ce26">
            <text:p>304</text:p>
          </table:table-cell>
          <table:table-cell office:value-type="currency" office:value="931967.16999999993" table:content-validation-name="val3" table:style-name="ce27">
            <text:p>£931,967.17</text:p>
          </table:table-cell>
          <table:table-cell office:value-type="currency" office:value="0" table:content-validation-name="val3" table:style-name="ce28">
            <text:p>£0.00</text:p>
          </table:table-cell>
          <table:table-cell office:value-type="currency" office:value="0" table:content-validation-name="val3" table:style-name="ce28">
            <text:p>£0.00</text:p>
          </table:table-cell>
          <table:table-cell office:value-type="currency" office:value="16.829999999999998" table:content-validation-name="val3" table:style-name="ce28">
            <text:p>£16.83</text:p>
          </table:table-cell>
          <table:table-cell office:value-type="currency" office:value="187000.66999999998" table:content-validation-name="val3" table:style-name="ce28">
            <text:p>£187,000.67</text:p>
          </table:table-cell>
          <table:table-cell office:value-type="currency" office:value="79122.540000000008" table:content-validation-name="val3" table:style-name="ce28">
            <text:p>£79,122.54</text:p>
          </table:table-cell>
          <table:table-cell office:value-type="currency" office:value="1198107.21" table:formula="msoxl:=SUM(AD6:AI6)" table:style-name="ce29">
            <text:p>£1,198,107.21</text:p>
          </table:table-cell>
          <table:table-cell office:value-type="currency" office:value="32150.14" table:content-validation-name="val3" table:style-name="ce30">
            <text:p>£32,150.14</text:p>
          </table:table-cell>
          <table:table-cell office:value-type="currency" office:value="0" table:content-validation-name="val3" table:style-name="ce30">
            <text:p>£0.00</text:p>
          </table:table-cell>
          <table:table-cell office:value-type="currency" office:value="32150.14" table:formula="msoxl:=SUM(AK6:AL6)" table:style-name="ce31">
            <text:p>£32,150.14</text:p>
          </table:table-cell>
          <table:table-cell office:value-type="currency" office:value="1230257.3499999999" table:formula="msoxl:=SUM(AM6,AJ6)" table:style-name="ce31">
            <text:p>£1,230,257.35</text:p>
          </table:table-cell>
          <table:table-cell table:content-validation-name="val1" table:style-name="ce3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18">
            <text:p>Standards and Testing Agency</text:p>
          </table:table-cell>
          <table:table-cell office:value-type="string" table:style-name="ce62">
            <text:p>Executive Agency</text:p>
          </table:table-cell>
          <table:table-cell office:value-type="string" table:style-name="ce80">
            <text:p>Department for Education</text:p>
          </table:table-cell>
          <table:table-cell office:value-type="float" office:value="0" table:style-name="ce64">
            <text:p>0</text:p>
          </table:table-cell>
          <table:table-cell office:value-type="float" office:value="0" table:style-name="ce61">
            <text:p>0.0</text:p>
          </table:table-cell>
          <table:table-cell office:value-type="float" office:value="19" table:style-name="ce64">
            <text:p>19</text:p>
          </table:table-cell>
          <table:table-cell office:value-type="float" office:value="18.61" table:style-name="ce61">
            <text:p>18.6</text:p>
          </table:table-cell>
          <table:table-cell office:value-type="float" office:value="43" table:style-name="ce64">
            <text:p>43</text:p>
          </table:table-cell>
          <table:table-cell office:value-type="float" office:value="42.12" table:style-name="ce61">
            <text:p>42.1</text:p>
          </table:table-cell>
          <table:table-cell office:value-type="float" office:value="34" table:style-name="ce64">
            <text:p>34</text:p>
          </table:table-cell>
          <table:table-cell office:value-type="float" office:value="33.17" table:style-name="ce61">
            <text:p>33.2</text:p>
          </table:table-cell>
          <table:table-cell office:value-type="float" office:value="3" table:style-name="ce64">
            <text:p>3</text:p>
          </table:table-cell>
          <table:table-cell office:value-type="float" office:value="3" table:style-name="ce61">
            <text:p>3.0</text:p>
          </table:table-cell>
          <table:table-cell office:value-type="float" office:value="0" table:style-name="ce64">
            <text:p>0</text:p>
          </table:table-cell>
          <table:table-cell office:value-type="float" office:value="0" table:style-name="ce61">
            <text:p>0.0</text:p>
          </table:table-cell>
          <table:table-cell office:value-type="float" office:value="99" table:formula="msoxl:=SUM(D7,F7,H7,J7,L7,N7)" table:content-validation-name="val1" table:style-name="ce22">
            <text:p>99</text:p>
          </table:table-cell>
          <table:table-cell office:value-type="float" office:value="96.9" table:formula="msoxl:=SUM(E7,G7,I7,K7,M7,O7)" table:content-validation-name="val1" table:style-name="ce23">
            <text:p>97</text:p>
          </table:table-cell>
          <table:table-cell office:value-type="float" office:value="3" table:style-name="ce64">
            <text:p>3</text:p>
          </table:table-cell>
          <table:table-cell office:value-type="float" office:value="2.27" table:style-name="ce61">
            <text:p>2.3</text:p>
          </table:table-cell>
          <table:table-cell office:value-type="float" office:value="0" table:style-name="ce64">
            <text:p>0</text:p>
          </table:table-cell>
          <table:table-cell office:value-type="float" office:value="0" table:style-name="ce61">
            <text:p>0.0</text:p>
          </table:table-cell>
          <table:table-cell office:value-type="float" office:value="10" table:style-name="ce64">
            <text:p>10</text:p>
          </table:table-cell>
          <table:table-cell office:value-type="float" office:value="2.36" table:style-name="ce61">
            <text:p>2.4</text:p>
          </table:table-cell>
          <table:table-cell office:value-type="float" office:value="0" table:style-name="ce64">
            <text:p>0</text:p>
          </table:table-cell>
          <table:table-cell office:value-type="float" office:value="0" table:style-name="ce61">
            <text:p>0.0</text:p>
          </table:table-cell>
          <table:table-cell office:value-type="float" office:value="13" table:formula="msoxl:=SUM(R7,T7,V7,X7,)" table:style-name="ce24">
            <text:p>13</text:p>
          </table:table-cell>
          <table:table-cell office:value-type="float" office:value="4.63" table:formula="msoxl:=SUM(S7,U7,W7,Y7)" table:style-name="ce25">
            <text:p>5</text:p>
          </table:table-cell>
          <table:table-cell office:value-type="float" office:value="112" table:formula="msoxl:=P7+Z7" table:content-validation-name="val1" table:style-name="ce26">
            <text:p>112</text:p>
          </table:table-cell>
          <table:table-cell office:value-type="float" office:value="101.53" table:formula="msoxl:=Q7+AA7" table:content-validation-name="val1" table:style-name="ce26">
            <text:p>102</text:p>
          </table:table-cell>
          <table:table-cell office:value-type="currency" office:value="240869.11" table:content-validation-name="val3" table:style-name="ce27">
            <text:p>£240,869.11</text:p>
          </table:table-cell>
          <table:table-cell office:value-type="currency" office:value="0" table:content-validation-name="val3" table:style-name="ce28">
            <text:p>£0.00</text:p>
          </table:table-cell>
          <table:table-cell office:value-type="currency" office:value="0" table:content-validation-name="val3" table:style-name="ce28">
            <text:p>£0.00</text:p>
          </table:table-cell>
          <table:table-cell office:value-type="currency" office:value="2971.0600000000004" table:content-validation-name="val3" table:style-name="ce28">
            <text:p>£2,971.06</text:p>
          </table:table-cell>
          <table:table-cell office:value-type="currency" office:value="68789.919999999998" table:content-validation-name="val3" table:style-name="ce28">
            <text:p>£68,789.92</text:p>
          </table:table-cell>
          <table:table-cell office:value-type="currency" office:value="17200.3" table:content-validation-name="val3" table:style-name="ce28">
            <text:p>£17,200.30</text:p>
          </table:table-cell>
          <table:table-cell office:value-type="currency" office:value="329830.38999999996" table:formula="msoxl:=SUM(AD7:AI7)" table:style-name="ce29">
            <text:p>£329,830.39</text:p>
          </table:table-cell>
          <table:table-cell office:value-type="currency" office:value="422.84" table:content-validation-name="val3" table:style-name="ce30">
            <text:p>£422.84</text:p>
          </table:table-cell>
          <table:table-cell office:value-type="currency" office:value="0" table:content-validation-name="val3" table:style-name="ce30">
            <text:p>£0.00</text:p>
          </table:table-cell>
          <table:table-cell office:value-type="currency" office:value="422.84" table:formula="msoxl:=SUM(AK7:AL7)" table:style-name="ce31">
            <text:p>£422.84</text:p>
          </table:table-cell>
          <table:table-cell office:value-type="currency" office:value="330253.23" table:formula="msoxl:=SUM(AM7,AJ7)" table:style-name="ce31">
            <text:p>£330,253.23</text:p>
          </table:table-cell>
          <table:table-cell table:content-validation-name="val1" table:style-name="ce3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18">
            <text:p>Office for Standards in Education, Children's Services &amp; Skills</text:p>
          </table:table-cell>
          <table:table-cell office:value-type="string" table:style-name="ce63">
            <text:p>Non-Ministerial Department</text:p>
          </table:table-cell>
          <table:table-cell office:value-type="string" table:style-name="ce80">
            <text:p>Department for Education</text:p>
          </table:table-cell>
          <table:table-cell office:value-type="float" office:value="187" table:style-name="ce64">
            <text:p>187</text:p>
          </table:table-cell>
          <table:table-cell office:value-type="float" office:value="171.3" table:style-name="ce61">
            <text:p>171.3</text:p>
          </table:table-cell>
          <table:table-cell office:value-type="float" office:value="144" table:style-name="ce64">
            <text:p>144</text:p>
          </table:table-cell>
          <table:table-cell office:value-type="float" office:value="139.9" table:style-name="ce61">
            <text:p>139.9</text:p>
          </table:table-cell>
          <table:table-cell office:value-type="float" office:value="443" table:style-name="ce64">
            <text:p>443</text:p>
          </table:table-cell>
          <table:table-cell office:value-type="float" office:value="434.5" table:style-name="ce61">
            <text:p>434.5</text:p>
          </table:table-cell>
          <table:table-cell office:value-type="float" office:value="492" table:style-name="ce64">
            <text:p>492</text:p>
          </table:table-cell>
          <table:table-cell office:value-type="float" office:value="470.2" table:style-name="ce61">
            <text:p>470.2</text:p>
          </table:table-cell>
          <table:table-cell office:value-type="float" office:value="29" table:style-name="ce64">
            <text:p>29</text:p>
          </table:table-cell>
          <table:table-cell office:value-type="float" office:value="29" table:style-name="ce61">
            <text:p>29.0</text:p>
          </table:table-cell>
          <table:table-cell office:value-type="float" office:value="0" table:style-name="ce64">
            <text:p>0</text:p>
          </table:table-cell>
          <table:table-cell office:value-type="float" office:value="0" table:style-name="ce61">
            <text:p>0.0</text:p>
          </table:table-cell>
          <table:table-cell office:value-type="float" office:value="1295" table:formula="msoxl:=SUM(D8,F8,H8,J8,L8,N8)" table:content-validation-name="val1" table:style-name="ce22">
            <text:p>1,295</text:p>
          </table:table-cell>
          <table:table-cell office:value-type="float" office:value="1244.9000000000001" table:formula="msoxl:=SUM(E8,G8,I8,K8,M8,O8)" table:content-validation-name="val1" table:style-name="ce23">
            <text:p>1245</text:p>
          </table:table-cell>
          <table:table-cell office:value-type="float" office:value="75" table:style-name="ce64">
            <text:p>75</text:p>
          </table:table-cell>
          <table:table-cell office:value-type="float" office:value="40" table:style-name="ce61">
            <text:p>4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75" table:formula="msoxl:=SUM(R8,T8,V8,X8,)" table:style-name="ce24">
            <text:p>75</text:p>
          </table:table-cell>
          <table:table-cell office:value-type="float" office:value="40" table:formula="msoxl:=SUM(S8,U8,W8,Y8)" table:style-name="ce25">
            <text:p>40</text:p>
          </table:table-cell>
          <table:table-cell office:value-type="float" office:value="1370" table:formula="msoxl:=P8+Z8" table:content-validation-name="val1" table:style-name="ce26">
            <text:p>1,370</text:p>
          </table:table-cell>
          <table:table-cell office:value-type="float" office:value="1284.9000000000001" table:formula="msoxl:=Q8+AA8" table:content-validation-name="val1" table:style-name="ce26">
            <text:p>1,285</text:p>
          </table:table-cell>
          <table:table-cell office:value-type="currency" office:value="5451942.7500000065" table:content-validation-name="val3" table:style-name="ce27">
            <text:p>£5,451,942.75</text:p>
          </table:table-cell>
          <table:table-cell office:value-type="currency" office:value="283121.76999999845" table:content-validation-name="val3" table:style-name="ce28">
            <text:p>£283,121.77</text:p>
          </table:table-cell>
          <table:table-cell office:value-type="currency" office:value="5050" table:content-validation-name="val3" table:style-name="ce28">
            <text:p>£5,050.00</text:p>
          </table:table-cell>
          <table:table-cell office:value-type="currency" office:value="10935.820000000005" table:content-validation-name="val3" table:style-name="ce28">
            <text:p>£10,935.82</text:p>
          </table:table-cell>
          <table:table-cell office:value-type="currency" office:value="1039454.9500000036" table:content-validation-name="val3" table:style-name="ce28">
            <text:p>£1,039,454.95</text:p>
          </table:table-cell>
          <table:table-cell office:value-type="currency" office:value="509514.85999999987" table:content-validation-name="val3" table:style-name="ce28">
            <text:p>£509,514.86</text:p>
          </table:table-cell>
          <table:table-cell office:value-type="currency" office:value="7300020.1500000097" table:formula="msoxl:=SUM(AD8:AI8)" table:style-name="ce29">
            <text:p>£7,300,020.15</text:p>
          </table:table-cell>
          <table:table-cell office:value-type="currency" office:value="243748.50999999998" table:content-validation-name="val3" table:style-name="ce30">
            <text:p>£243,748.51</text:p>
          </table:table-cell>
          <table:table-cell office:value-type="currency" office:value="0" table:content-validation-name="val3" table:style-name="ce30">
            <text:p>£0.00</text:p>
          </table:table-cell>
          <table:table-cell office:value-type="currency" office:value="243748.50999999998" table:formula="msoxl:=SUM(AK8:AL8)" table:style-name="ce31">
            <text:p>£243,748.51</text:p>
          </table:table-cell>
          <table:table-cell office:value-type="currency" office:value="7543768.6600000095" table:formula="msoxl:=SUM(AM8,AJ8)" table:style-name="ce31">
            <text:p>£7,543,768.66</text:p>
          </table:table-cell>
          <table:table-cell table:content-validation-name="val1" table:style-name="ce3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18">
            <text:p>Office of Qualifications &amp; Examinations Regulation</text:p>
          </table:table-cell>
          <table:table-cell office:value-type="string" table:style-name="ce63">
            <text:p>Non-Ministerial Department</text:p>
          </table:table-cell>
          <table:table-cell office:value-type="string" table:style-name="ce80">
            <text:p>Department for Education</text:p>
          </table:table-cell>
          <table:table-cell office:value-type="float" office:value="6" table:style-name="ce64">
            <text:p>6</text:p>
          </table:table-cell>
          <table:table-cell office:value-type="float" office:value="6" table:style-name="ce61">
            <text:p>6.0</text:p>
          </table:table-cell>
          <table:table-cell office:value-type="float" office:value="26" table:style-name="ce64">
            <text:p>26</text:p>
          </table:table-cell>
          <table:table-cell office:value-type="float" office:value="24.82" table:style-name="ce61">
            <text:p>24.8</text:p>
          </table:table-cell>
          <table:table-cell office:value-type="float" office:value="101" table:style-name="ce64">
            <text:p>101</text:p>
          </table:table-cell>
          <table:table-cell office:value-type="float" office:value="100.38" table:style-name="ce61">
            <text:p>100.4</text:p>
          </table:table-cell>
          <table:table-cell office:value-type="float" office:value="52" table:style-name="ce64">
            <text:p>52</text:p>
          </table:table-cell>
          <table:table-cell office:value-type="float" office:value="50.88" table:style-name="ce61">
            <text:p>50.9</text:p>
          </table:table-cell>
          <table:table-cell office:value-type="float" office:value="10" table:style-name="ce64">
            <text:p>10</text:p>
          </table:table-cell>
          <table:table-cell office:value-type="float" office:value="10" table:style-name="ce61">
            <text:p>10.0</text:p>
          </table:table-cell>
          <table:table-cell office:value-type="float" office:value="0" table:style-name="ce64">
            <text:p>0</text:p>
          </table:table-cell>
          <table:table-cell office:value-type="float" office:value="0" table:style-name="ce61">
            <text:p>0.0</text:p>
          </table:table-cell>
          <table:table-cell office:value-type="float" office:value="195" table:formula="msoxl:=SUM(D9,F9,H9,J9,L9,N9)" table:content-validation-name="val1" table:style-name="ce22">
            <text:p>195</text:p>
          </table:table-cell>
          <table:table-cell office:value-type="float" office:value="192.07999999999998" table:formula="msoxl:=SUM(E9,G9,I9,K9,M9,O9)" table:content-validation-name="val1" table:style-name="ce23">
            <text:p>192</text:p>
          </table:table-cell>
          <table:table-cell office:value-type="float" office:value="17" table:style-name="ce64">
            <text:p>17</text:p>
          </table:table-cell>
          <table:table-cell office:value-type="float" office:value="17" table:style-name="ce61">
            <text:p>17.0</text:p>
          </table:table-cell>
          <table:table-cell office:value-type="float" office:value="3" table:style-name="ce64">
            <text:p>3</text:p>
          </table:table-cell>
          <table:table-cell office:value-type="float" office:value="2.4" table:style-name="ce61">
            <text:p>2.4</text:p>
          </table:table-cell>
          <table:table-cell office:value-type="float" office:value="16" table:style-name="ce64">
            <text:p>16</text:p>
          </table:table-cell>
          <table:table-cell office:value-type="float" office:value="15.6" table:style-name="ce61">
            <text:p>15.6</text:p>
          </table:table-cell>
          <table:table-cell office:value-type="float" office:value="0" table:style-name="ce64">
            <text:p>0</text:p>
          </table:table-cell>
          <table:table-cell office:value-type="float" office:value="0" table:style-name="ce61">
            <text:p>0.0</text:p>
          </table:table-cell>
          <table:table-cell office:value-type="float" office:value="36" table:formula="msoxl:=SUM(R9,T9,V9,X9,)" table:style-name="ce24">
            <text:p>36</text:p>
          </table:table-cell>
          <table:table-cell office:value-type="float" office:value="35" table:formula="msoxl:=SUM(S9,U9,W9,Y9)" table:style-name="ce25">
            <text:p>35</text:p>
          </table:table-cell>
          <table:table-cell office:value-type="float" office:value="231" table:formula="msoxl:=P9+Z9" table:content-validation-name="val1" table:style-name="ce26">
            <text:p>231</text:p>
          </table:table-cell>
          <table:table-cell office:value-type="float" office:value="227.07999999999998" table:formula="msoxl:=Q9+AA9" table:content-validation-name="val1" table:style-name="ce26">
            <text:p>227</text:p>
          </table:table-cell>
          <table:table-cell office:value-type="currency" office:value="661621" table:content-validation-name="val3" table:style-name="ce27">
            <text:p>£661,621.00</text:p>
          </table:table-cell>
          <table:table-cell office:value-type="currency" office:value="0" table:content-validation-name="val3" table:style-name="ce28">
            <text:p>£0.00</text:p>
          </table:table-cell>
          <table:table-cell office:value-type="currency" office:value="0" table:content-validation-name="val3" table:style-name="ce28">
            <text:p>£0.00</text:p>
          </table:table-cell>
          <table:table-cell office:value-type="currency" office:value="4617" table:content-validation-name="val3" table:style-name="ce28">
            <text:p>£4,617.00</text:p>
          </table:table-cell>
          <table:table-cell office:value-type="currency" office:value="118541" table:content-validation-name="val3" table:style-name="ce28">
            <text:p>£118,541.00</text:p>
          </table:table-cell>
          <table:table-cell office:value-type="currency" office:value="60024" table:content-validation-name="val3" table:style-name="ce28">
            <text:p>£60,024.00</text:p>
          </table:table-cell>
          <table:table-cell office:value-type="currency" office:value="844803" table:formula="msoxl:=SUM(AD9:AI9)" table:style-name="ce29">
            <text:p>£844,803.00</text:p>
          </table:table-cell>
          <table:table-cell office:value-type="currency" office:value="279044" table:content-validation-name="val3" table:style-name="ce30">
            <text:p>£279,044.00</text:p>
          </table:table-cell>
          <table:table-cell office:value-type="currency" office:value="0" table:content-validation-name="val3" table:style-name="ce30">
            <text:p>£0.00</text:p>
          </table:table-cell>
          <table:table-cell office:value-type="currency" office:value="279044" table:formula="msoxl:=SUM(AK9:AL9)" table:style-name="ce31">
            <text:p>£279,044.00</text:p>
          </table:table-cell>
          <table:table-cell office:value-type="currency" office:value="1123847" table:formula="msoxl:=SUM(AM9,AJ9)" table:style-name="ce31">
            <text:p>£1,123,847.00</text:p>
          </table:table-cell>
          <table:table-cell table:content-validation-name="val1" table:style-name="ce3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18">
            <text:p>The Office of the Children's Commissioner</text:p>
          </table:table-cell>
          <table:table-cell office:value-type="string" table:style-name="ce63">
            <text:p>Executive Non-Departmental Public Body</text:p>
          </table:table-cell>
          <table:table-cell office:value-type="string" table:style-name="ce80">
            <text:p>Department for Education</text:p>
          </table:table-cell>
          <table:table-cell office:value-type="float" office:value="1" table:style-name="ce64">
            <text:p>1</text:p>
          </table:table-cell>
          <table:table-cell office:value-type="float" office:value="1" table:style-name="ce61">
            <text:p>1.0</text:p>
          </table:table-cell>
          <table:table-cell office:value-type="float" office:value="7" table:style-name="ce64">
            <text:p>7</text:p>
          </table:table-cell>
          <table:table-cell office:value-type="float" office:value="7" table:style-name="ce61">
            <text:p>7.0</text:p>
          </table:table-cell>
          <table:table-cell office:value-type="float" office:value="9" table:style-name="ce64">
            <text:p>9</text:p>
          </table:table-cell>
          <table:table-cell office:value-type="float" office:value="8" table:style-name="ce61">
            <text:p>8.0</text:p>
          </table:table-cell>
          <table:table-cell office:value-type="float" office:value="11" table:style-name="ce64">
            <text:p>11</text:p>
          </table:table-cell>
          <table:table-cell office:value-type="float" office:value="8.4" table:style-name="ce61">
            <text:p>8.4</text:p>
          </table:table-cell>
          <table:table-cell office:value-type="float" office:value="2" table:style-name="ce64">
            <text:p>2</text:p>
          </table:table-cell>
          <table:table-cell office:value-type="float" office:value="2" table:style-name="ce61">
            <text:p>2.0</text:p>
          </table:table-cell>
          <table:table-cell office:value-type="float" office:value="0" table:style-name="ce64">
            <text:p>0</text:p>
          </table:table-cell>
          <table:table-cell office:value-type="float" office:value="0" table:style-name="ce61">
            <text:p>0.0</text:p>
          </table:table-cell>
          <table:table-cell office:value-type="float" office:value="30" table:formula="msoxl:=SUM(D10,F10,H10,J10,L10,N10)" table:content-validation-name="val1" table:style-name="ce22">
            <text:p>30</text:p>
          </table:table-cell>
          <table:table-cell office:value-type="float" office:value="26.4" table:formula="msoxl:=SUM(E10,G10,I10,K10,M10,O10)" table:content-validation-name="val1" table:style-name="ce23">
            <text:p>26</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formula="msoxl:=SUM(R10,T10,V10,X10,)" table:style-name="ce24">
            <text:p>0</text:p>
          </table:table-cell>
          <table:table-cell office:value-type="float" office:value="0" table:formula="msoxl:=SUM(S10,U10,W10,Y10)" table:style-name="ce25">
            <text:p>0</text:p>
          </table:table-cell>
          <table:table-cell office:value-type="float" office:value="30" table:formula="msoxl:=P10+Z10" table:content-validation-name="val1" table:style-name="ce26">
            <text:p>30</text:p>
          </table:table-cell>
          <table:table-cell office:value-type="float" office:value="26.4" table:formula="msoxl:=Q10+AA10" table:content-validation-name="val1" table:style-name="ce26">
            <text:p>26</text:p>
          </table:table-cell>
          <table:table-cell office:value-type="currency" office:value="105746.5" table:content-validation-name="val3" table:style-name="ce27">
            <text:p>£105,746.50</text:p>
          </table:table-cell>
          <table:table-cell office:value-type="currency" office:value="0" table:content-validation-name="val3" table:style-name="ce28">
            <text:p>£0.00</text:p>
          </table:table-cell>
          <table:table-cell office:value-type="currency" office:value="0" table:content-validation-name="val3" table:style-name="ce28">
            <text:p>£0.00</text:p>
          </table:table-cell>
          <table:table-cell office:value-type="currency" office:value="0" table:content-validation-name="val3" table:style-name="ce28">
            <text:p>£0.00</text:p>
          </table:table-cell>
          <table:table-cell office:value-type="currency" office:value="21910.34" table:content-validation-name="val3" table:style-name="ce28">
            <text:p>£21,910.34</text:p>
          </table:table-cell>
          <table:table-cell office:value-type="currency" office:value="9631.9500000000007" table:content-validation-name="val3" table:style-name="ce28">
            <text:p>£9,631.95</text:p>
          </table:table-cell>
          <table:table-cell office:value-type="currency" office:value="137288.79" table:formula="msoxl:=SUM(AD10:AI10)" table:style-name="ce29">
            <text:p>£137,288.79</text:p>
          </table:table-cell>
          <table:table-cell office:value-type="currency" office:value="0" table:content-validation-name="val3" table:style-name="ce30">
            <text:p>£0.00</text:p>
          </table:table-cell>
          <table:table-cell office:value-type="currency" office:value="0" table:content-validation-name="val3" table:style-name="ce30">
            <text:p>£0.00</text:p>
          </table:table-cell>
          <table:table-cell office:value-type="currency" office:value="0" table:formula="msoxl:=SUM(AK10:AL10)" table:style-name="ce31">
            <text:p>£0.00</text:p>
          </table:table-cell>
          <table:table-cell office:value-type="currency" office:value="137288.79" table:formula="msoxl:=SUM(AM10,AJ10)" table:style-name="ce31">
            <text:p>£137,288.79</text:p>
          </table:table-cell>
          <table:table-cell table:content-validation-name="val1" table:style-name="ce3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0" table:style-name="ro4">
          <table:table-cell table:style-name="ce3"/>
          <table:table-cell table:style-name="ce78"/>
          <table:table-cell table:style-name="ce81"/>
          <table:table-cell table:style-name="ce82"/>
          <table:table-cell table:style-name="ce73"/>
          <table:table-cell table:style-name="ce74"/>
          <table:table-cell table:style-name="ce75"/>
          <table:table-cell table:style-name="ce76"/>
          <table:table-cell table:style-name="ce77"/>
          <table:table-cell table:style-name="ce87"/>
          <table:table-cell table:style-name="ce84"/>
          <table:table-cell table:style-name="ce83"/>
          <table:table-cell table:style-name="ce85"/>
          <table:table-cell table:style-name="ce86"/>
          <table:table-cell table:style-name="ce88"/>
          <table:table-cell table:content-validation-name="val1" table:style-name="ce13"/>
          <table:table-cell table:content-validation-name="val1" table:style-name="ce13"/>
          <table:table-cell table:style-name="ce66"/>
          <table:table-cell table:style-name="ce65"/>
          <table:table-cell table:style-name="ce71"/>
          <table:table-cell table:style-name="ce72"/>
          <table:table-cell table:style-name="ce67"/>
          <table:table-cell table:style-name="ce68"/>
          <table:table-cell table:style-name="ce69"/>
          <table:table-cell table:style-name="ce70"/>
          <table:table-cell table:number-columns-repeated="2" table:style-name="ce14"/>
          <table:table-cell table:content-validation-name="val1" table:style-name="ce4"/>
          <table:table-cell table:content-validation-name="val1" table:style-name="ce4"/>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style-name="ce7"/>
          <table:table-cell table:content-validation-name="val2" table:style-name="ce5"/>
          <table:table-cell table:content-validation-name="val2" table:style-name="ce5"/>
          <table:table-cell table:number-columns-repeated="2" table:style-name="ce8"/>
          <table:table-cell table:content-validation-name="val1" table:style-name="ce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currency-style style:name="N58">
      <number:currency-symbol>£</number:currency-symbol>
      <number:number number:decimal-places="2" number:min-integer-digits="1" number:grouping="true"/>
    </number:currency-style>
    <number:number-style style:name="N59">
      <number:number number:decimal-places="1" number:min-integer-digits="1" number:grouping="true"/>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urrency_32_2" style:display-name="Currency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oSiffer" style:family="table-cell" style:data-style-name="N50"/>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style style:name="cf1" style:family="table-cell">
      <style:table-cell-properties fo:background-color="#FF0000"/>
    </style:style>
    <style:style style:name="cf2" style:family="table-cell">
      <style:table-cell-properties fo:background-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Hannah Braine</meta:initial-creator>
    <dc:creator>BURNETT, Lynne</dc:creator>
    <meta:creation-date>2011-03-30T15:28:39Z</meta:creation-date>
    <dc:date>2014-10-21T09:53:34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265044b-e7ee-4772-8713-3406c630a19a</meta:user-defined>
    <meta:user-defined meta:name="SV_QUERY_LIST_4F35BF76-6C0D-4D9B-82B2-816C12CF3733">empty_477D106A-C0D6-4607-AEBD-E2C9D60EA279</meta:user-defined>
  </office:meta>
</office:document-meta>
</file>